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100e87"/>
    </style:style>
    <style:style style:name="P2" style:family="paragraph" style:parent-style-name="Standard" style:master-page-name="Standard">
      <style:paragraph-properties fo:text-align="start" style:justify-single-word="false" style:page-number="auto" style:writing-mode="lr-tb"/>
      <style:text-properties officeooo:paragraph-rsid="00100e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도입</text:p>
      <text:p text:style-name="P1">1.1 이론적 배경</text:p>
      <text:p text:style-name="P1">1.2 구현 목표</text:p>
      <text:p text:style-name="P1"/>
      <text:p text:style-name="P1">2. 구현</text:p>
      <text:p text:style-name="P1"/>
      <text:p text:style-name="P1">2.1 Fiterling (LPF, HPF, BPF)</text:p>
      <text:p text:style-name="P1">2.1.1 기능 설명 </text:p>
      <text:p text:style-name="P1">2.1.2 소스코드</text:p>
      <text:p text:style-name="P1"/>
      <text:p text:style-name="P1">2.2 Equalizer (Base, Middle, Treble)</text:p>
      <text:p text:style-name="P1">20-300</text:p>
      <text:p text:style-name="P1">300-4k</text:p>
      <text:p text:style-name="P1">4k-20k</text:p>
      <text:p text:style-name="P1">2.2.1 기능 설명</text:p>
      <text:p text:style-name="P1">2.2.2 소스코드 </text:p>
      <text:p text:style-name="P1"/>
      <text:p text:style-name="P1">2.3 Echo</text:p>
      <text:p text:style-name="P1">2.3.1 기능 설명</text:p>
      <text:p text:style-name="P1">2.3.2 소스코드</text:p>
      <text:p text:style-name="P1"/>
      <text:p text:style-name="P1">2.4 Remove Echo</text:p>
      <text:p text:style-name="P1">2.4.1 기능 설명</text:p>
      <text:p text:style-name="P1">2.4.2 소스코드</text:p>
      <text:p text:style-name="P1"/>
      <text:p text:style-name="P1">2.5 Noise Reduction</text:p>
      <text:p text:style-name="P1">2.5.1 기능 설명</text:p>
      <text:p text:style-name="P1">2.5.2 소스코드</text:p>
      <text:p text:style-name="P1"/>
      <text:p text:style-name="P1">3. 검증 및 확인</text:p>
      <text:p text:style-name="P1">3.1 검증코드</text:p>
      <text:p text:style-name="P1">3.2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2T16:09:41.834306436</meta:creation-date>
    <dc:date>2022-05-22T18:07:08.107370708</dc:date>
    <meta:editing-duration>PT1H47M26S</meta:editing-duration>
    <meta:editing-cycles>1</meta:editing-cycles>
    <meta:document-statistic meta:table-count="0" meta:image-count="0" meta:object-count="0" meta:page-count="1" meta:paragraph-count="25" meta:word-count="100" meta:character-count="283" meta:non-whitespace-character-count="242"/>
    <meta:generator>LibreOffice/6.4.7.2$Linux_X86_64 LibreOffice_project/40$Build-2</meta:generator>
  </office:meta>
</office:document-meta>
</file>